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48,950,103,352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18,628,940,951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96,272,068,576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88,033,050,459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09,358,834,156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11,685,616,592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08,857,719,320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29,562,733,398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09,069,940,963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07,434,296,805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36,816,485,763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90,183,800,884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56,264,095,664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37,143,471,328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19,814,434,353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00,090,467,581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82,196,001,050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67,808,032,979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1,828,166,496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5,173,130,995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6,807,429,711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2,180,159,376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7,387,788,633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26:18.158386185</dc:date>
    <meta:editing-duration>PT1H18M39S</meta:editing-duration>
    <meta:editing-cycles>44</meta:editing-cycles>
    <meta:generator>LibreOffice/7.2.6.2$Linux_X86_64 LibreOffice_project/20$Build-2</meta:generator>
    <meta:document-statistic meta:table-count="1" meta:cell-count="48" meta:object-count="0"/>
  </office:meta>
</office:document-meta>
</file>